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caa6d" officeooo:paragraph-rsid="000caa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sword for ello certificates written by Rana Asad On 14 march 2019:</text:p>
      <text:p text:style-name="P1"/>
      <text:p text:style-name="P1"/>
      <text:p text:style-name="P1">Created by: <text:s text:c="27"/>Rana Asad</text:p>
      <text:p text:style-name="P1">Developed by: <text:s text:c="22"/>Rana Asad</text:p>
      <text:p text:style-name="P1">Managed by: <text:s text:c="24"/>Rana Asad</text:p>
      <text:p text:style-name="P1">Firebase Console: <text:s text:c="16"/><text:a xlink:type="simple" xlink:href="mailto:orlasuleman@gmail.com" text:style-name="Internet_20_link" text:visited-style-name="Visited_20_Internet_20_Link">orlasuleman@gmail.com</text:a></text:p>
      <text:p text:style-name="P1">Password: <text:s text:c="28"/>ello123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2:43:54.280505622</meta:creation-date>
    <dc:date>2019-03-14T12:47:26.638017990</dc:date>
    <meta:editing-duration>PT3M34S</meta:editing-duration>
    <meta:editing-cycles>1</meta:editing-cycles>
    <meta:document-statistic meta:table-count="0" meta:image-count="0" meta:object-count="0" meta:page-count="1" meta:paragraph-count="6" meta:word-count="29" meta:character-count="308" meta:non-whitespace-character-count="167"/>
    <meta:generator>LibreOffice/6.2.1.2$MacOSX_X86_64 LibreOffice_project/7bcb35dc3024a62dea0caee87020152d1ee96e71</meta:generator>
  </office:meta>
</office:document-meta>
</file>